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</style:style>
    <style:style style:name="P2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officeooo:rsid="000b2872" officeooo:paragraph-rsid="000b2872"/>
    </style:style>
    <style:style style:name="P3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officeooo:rsid="000b6024" officeooo:paragraph-rsid="000b6024"/>
    </style:style>
    <style:style style:name="P4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color="#000099" fo:font-weight="bold" officeooo:rsid="000b6024" officeooo:paragraph-rsid="000b6024" style:font-weight-asian="bold" style:font-weight-complex="bold"/>
    </style:style>
    <style:style style:name="P5" style:family="paragraph" style:parent-style-name="Standard">
      <style:text-properties officeooo:rsid="000b6460" officeooo:paragraph-rsid="000b6460"/>
    </style:style>
    <style:style style:name="P6" style:family="paragraph" style:parent-style-name="Standard">
      <style:text-properties officeooo:rsid="000b6460" officeooo:paragraph-rsid="000e54b8"/>
    </style:style>
    <style:style style:name="P7" style:family="paragraph" style:parent-style-name="Standard" style:list-style-name="L1">
      <style:text-properties officeooo:rsid="000b6460" officeooo:paragraph-rsid="000e54b8"/>
    </style:style>
    <style:style style:name="P8" style:family="paragraph" style:parent-style-name="Standard" style:list-style-name="L2">
      <style:text-properties officeooo:rsid="000b6460" officeooo:paragraph-rsid="000e54b8"/>
    </style:style>
    <style:style style:name="P9" style:family="paragraph" style:parent-style-name="Standard" style:list-style-name="L1">
      <style:text-properties officeooo:paragraph-rsid="000e54b8"/>
    </style:style>
    <style:style style:name="P10" style:family="paragraph" style:parent-style-name="Standard" style:list-style-name="L2">
      <style:text-properties officeooo:rsid="000b6460" officeooo:paragraph-rsid="000e54b8" fo:background-color="#eeeeee"/>
    </style:style>
    <style:style style:name="P11" style:family="paragraph" style:parent-style-name="Standard" style:list-style-name="L1">
      <style:text-properties fo:color="#800000" fo:font-weight="bold" officeooo:rsid="000b6460" officeooo:paragraph-rsid="000e54b8" fo:background-color="#66ff00" style:font-weight-asian="bold" style:font-weight-complex="bold"/>
    </style:style>
    <style:style style:name="P12" style:family="paragraph" style:parent-style-name="Standard">
      <style:text-properties officeooo:rsid="00136f55" officeooo:paragraph-rsid="00136f55"/>
    </style:style>
    <style:style style:name="P13" style:family="paragraph" style:parent-style-name="Preformatted_20_Text">
      <style:text-properties officeooo:rsid="000b6460" officeooo:paragraph-rsid="000e54b8"/>
    </style:style>
    <style:style style:name="T1" style:family="text">
      <style:text-properties officeooo:rsid="000b2872"/>
    </style:style>
    <style:style style:name="T2" style:family="text">
      <style:text-properties officeooo:rsid="000b6460"/>
    </style:style>
    <style:style style:name="T3" style:family="text">
      <style:text-properties fo:background-color="#ffff00" loext:char-shading-value="0"/>
    </style:style>
    <style:style style:name="T4" style:family="text">
      <style:text-properties fo:background-color="#ffff00" loext:char-shading-value="0"/>
    </style:style>
    <style:style style:name="T5" style:family="text">
      <style:text-properties fo:color="#800000" fo:background-color="#ffff00" loext:char-shading-value="0"/>
    </style:style>
    <style:style style:name="T6" style:family="text">
      <style:text-properties fo:color="#800000" fo:font-weight="bold" fo:background-color="#ffff00" loext:char-shading-value="0" style:font-weight-asian="bold" style:font-weight-complex="bold"/>
    </style:style>
    <style:style style:name="T7" style:family="text">
      <style:text-properties fo:color="#800000" fo:font-weight="bold" style:font-weight-asian="bold" style:font-weight-complex="bold"/>
    </style:style>
    <style:style style:name="T8" style:family="text">
      <style:text-properties fo:color="#800000" fo:font-weight="bold" style:font-weight-asian="bold" style:font-weight-complex="bold" fo:background-color="#ffffff"/>
    </style:style>
    <style:style style:name="T9" style:family="text">
      <style:text-properties fo:color="#800000" fo:font-weight="bold" fo:background-color="#66ff00" loext:char-shading-value="0" style:font-weight-asian="bold" style:font-weight-complex="bold"/>
    </style:style>
    <style:style style:name="T10" style:family="text">
      <style:text-properties officeooo:rsid="00136f55"/>
    </style:style>
    <text:list-style style:name="L1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(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IOTIVITY 1.2.1 Backtrace.....................................</text:p>
      <text:p text:style-name="P1"/>
      <text:p text:style-name="P1">CAStartLEGattClient <text:span text:style-name="T1">===&gt; an implementaion of start and stop discovery for the Iotivity.......</text:span></text:p>
      <text:p text:style-name="P1"/>
      <text:p text:style-name="P1"/>
      <text:p text:style-name="P1"/>
      <text:p text:style-name="P4">IOTIVITY server gatt characteristics</text:p>
      <text:p text:style-name="P3"/>
      <text:p text:style-name="P3">pujalash@vtlw018:~$ gatttool -I</text:p>
      <text:p text:style-name="P3">[ <text:s text:c="16"/>][LE]&gt; connect 00:1A:7D:DA:71:13</text:p>
      <text:p text:style-name="P3">Attempting to connect to 00:1A:7D:DA:71:13</text:p>
      <text:p text:style-name="P3">Connection successful</text:p>
      <text:p text:style-name="P3">[00:1A:7D:DA:71:13][LE]&gt; char-desc </text:p>
      <text:p text:style-name="P3">handle: 0x0001, uuid: 00002800-0000-1000-8000-00805f9b34fb</text:p>
      <text:p text:style-name="P3"/>
      <text:p text:style-name="P3">handle: 0x0002, uuid: 00002803-0000-1000-8000-00805f9b34fb</text:p>
      <text:p text:style-name="P3">handle: 0x0003, uuid: 00002a00-0000-1000-8000-00805f9b34fb</text:p>
      <text:p text:style-name="P3"/>
      <text:p text:style-name="P3">handle: 0x0004, uuid: 00002803-0000-1000-8000-00805f9b34fb</text:p>
      <text:p text:style-name="P3">handle: 0x0005, uuid: 00002a01-0000-1000-8000-00805f9b34fb</text:p>
      <text:p text:style-name="P3"/>
      <text:p text:style-name="P3"/>
      <text:p text:style-name="P3">handle: 0x0006, uuid: 00002800-0000-1000-8000-00805f9b34fb</text:p>
      <text:p text:style-name="P3"/>
      <text:p text:style-name="P3">handle: 0x0007, uuid: 00002803-0000-1000-8000-00805f9b34fb</text:p>
      <text:p text:style-name="P3">handle: 0x0008, uuid: 00002a05-0000-1000-8000-00805f9b34fb</text:p>
      <text:p text:style-name="P3">handle: 0x0009, uuid: 00002902-0000-1000-8000-00805f9b34fb</text:p>
      <text:p text:style-name="P3"/>
      <text:p text:style-name="P3"/>
      <text:p text:style-name="P3">handle: 0x000a, uuid: 00002800-0000-1000-8000-00805f9b34fb</text:p>
      <text:p text:style-name="P3"/>
      <text:p text:style-name="P3">handle: 0x000b, uuid: 00002803-0000-1000-8000-00805f9b34fb</text:p>
      <text:p text:style-name="P3">handle: 0x000c, uuid: ad7b334f-4637-4b86-90b6-9d787f03d218</text:p>
      <text:p text:style-name="P3">handle: 0x000d, uuid: 00002901-0000-1000-8000-00805f9b34fb</text:p>
      <text:p text:style-name="P3"/>
      <text:p text:style-name="P3">handle: 0x000e, uuid: 00002803-0000-1000-8000-00805f9b34fb</text:p>
      <text:p text:style-name="P3">handle: 0x000f, uuid: e9241982-4580-42c4-8831-95048216b256</text:p>
      <text:p text:style-name="P3"/>
      <text:p text:style-name="P3">handle: 0x0010, uuid: 00002902-0000-1000-8000-00805f9b34fb</text:p>
      <text:p text:style-name="P3">handle: 0x0011, uuid: 00002901-0000-1000-8000-00805f9b34fb</text:p>
      <text:p text:style-name="P3">[00:1A:7D:DA:71:13][LE]&gt; 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5"><text:soft-page-break/>Ble DATA on observe</text:p>
      <text:list xml:id="list1143257509317474794" text:style-name="L1">
        <text:list-item>
          <text:p text:style-name="P9"><text:span text:style-name="T2">0xffffffd8(�) </text:span></text:p>
        </text:list-item>
        <text:list-item>
          <text:p text:style-name="P7"><text:s/>0x08) </text:p>
        </text:list-item>
        <text:list-item>
          <text:p text:style-name="P7"><text:s/>0x01(#)</text:p>
        </text:list-item>
        <text:list-item>
          <text:p text:style-name="P7"><text:s text:c="2"/>0x79(y)</text:p>
        </text:list-item>
        <text:list-item>
          <text:p text:style-name="P7"><text:s text:c="2"/>0x2c(,)</text:p>
        </text:list-item>
        <text:list-item>
          <text:p text:style-name="P7"><text:s text:c="2"/>0x43(C) </text:p>
        </text:list-item>
        <text:list-item>
          <text:p text:style-name="P7"><text:s/>0xffffffab(�) </text:p>
        </text:list-item>
        <text:list-item>
          <text:p text:style-name="P7"><text:s/>0xffffff9b(�)</text:p>
        </text:list-item>
        <text:list-item>
          <text:p text:style-name="P7"><text:s text:c="2"/>0x71(q) </text:p>
        </text:list-item>
        <text:list-item>
          <text:p text:style-name="P7"><text:s/>0xffffff87(�)</text:p>
        </text:list-item>
        <text:list-item>
          <text:p text:style-name="P7"><text:s text:c="2"/>0x19(#) </text:p>
        </text:list-item>
        <text:list-item>
          <text:p text:style-name="P7"><text:s/>0x60(`)</text:p>
        </text:list-item>
        <text:list-item>
          <text:p text:style-name="P7"><text:s text:c="2"/>0x51(Q)</text:p>
        </text:list-item>
        <text:list-item>
          <text:p text:style-name="P7"><text:s text:c="2"/>0x61(a) </text:p>
        </text:list-item>
        <text:list-item>
          <text:p text:style-name="P11"><text:s/>0x0b( <text:s/>) <text:s/></text:p>
        </text:list-item>
        <text:list-item>
          <text:p text:style-name="P7">0x42(B) </text:p>
        </text:list-item>
        <text:list-item>
          <text:p text:style-name="P7"><text:s/>0x4c(L)</text:p>
        </text:list-item>
        <text:list-item>
          <text:p text:style-name="P7"><text:s text:c="2"/>0x45(E) </text:p>
        </text:list-item>
        <text:list-item>
          <text:p text:style-name="P7"><text:s/>0x5f(_) <text:s/></text:p>
        </text:list-item>
        <text:list-item>
          <text:p text:style-name="P7">0x53(S) </text:p>
        </text:list-item>
        <text:list-item>
          <text:p text:style-name="P7"><text:s/>0x65(e) <text:s/></text:p>
        </text:list-item>
        <text:list-item>
          <text:p text:style-name="P7">0x72(r)</text:p>
        </text:list-item>
        <text:list-item>
          <text:p text:style-name="P7"><text:s text:c="2"/>0x76(v)</text:p>
        </text:list-item>
        <text:list-item>
          <text:p text:style-name="P7"><text:s text:c="2"/>0x65(e) <text:s/></text:p>
        </text:list-item>
        <text:list-item>
          <text:p text:style-name="P7">0x72(r) </text:p>
        </text:list-item>
        <text:list-item>
          <text:p text:style-name="P7"><text:s/>0x32(2) </text:p>
        </text:list-item>
        <text:list-item>
          <text:p text:style-name="P7"><text:s/>0x61(a) </text:p>
        </text:list-item>
        <text:list-item>
          <text:p text:style-name="P7"><text:s/>0x3c(&lt;)</text:p>
        </text:list-item>
        <text:list-item>
          <text:p text:style-name="P7"><text:s text:c="2"/>0xffffffe1(�)</text:p>
        </text:list-item>
        <text:list-item>
          <text:p text:style-name="P7"><text:s text:c="2"/>0xfffffffe(�)</text:p>
        </text:list-item>
        <text:list-item>
          <text:p text:style-name="P7"><text:s text:c="2"/>0xffffffd6(�) </text:p>
        </text:list-item>
        <text:list-item>
          <text:p text:style-name="P7"><text:s/>0xffffffc0(�)</text:p>
        </text:list-item>
        <text:list-item>
          <text:p text:style-name="P7"><text:s text:c="2"/>0x00()</text:p>
        </text:list-item>
        <text:list-item>
          <text:p text:style-name="P7"><text:s text:c="2"/>0x00()</text:p>
        </text:list-item>
        <text:list-item>
          <text:p text:style-name="P7"><text:s text:c="2"/>0x00() <text:s/></text:p>
        </text:list-item>
        <text:list-item>
          <text:p text:style-name="P7">0x00() </text:p>
        </text:list-item>
        <text:list-item>
          <text:p text:style-name="P7"><text:s/>0x00()</text:p>
        </text:list-item>
        <text:list-item>
          <text:p text:style-name="P7"><text:s text:c="2"/>0x00() <text:s/></text:p>
        </text:list-item>
      </text:list>
      <text:p text:style-name="P5">observe started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Cancelling Observe...</text:p>
      <text:p text:style-name="P5">Ble DATA</text:p>
      <text:list xml:id="list2380411829033143979" text:style-name="L2">
        <text:list-item>
          <text:p text:style-name="P8">0xffffffd8(�) </text:p>
        </text:list-item>
        <text:list-item>
          <text:p text:style-name="P8"><text:s/>0x09(<text:tab/>)</text:p>
        </text:list-item>
        <text:list-item>
          <text:p text:style-name="P8"><text:s text:c="2"/>0x01(#)</text:p>
        </text:list-item>
        <text:list-item>
          <text:p text:style-name="P8"><text:s text:c="2"/>0x79(y)</text:p>
        </text:list-item>
        <text:list-item>
          <text:p text:style-name="P8"><text:s text:c="2"/>0x2c(,) </text:p>
        </text:list-item>
        <text:list-item>
          <text:p text:style-name="P8"><text:s/>0x43(C) </text:p>
        </text:list-item>
        <text:list-item>
          <text:p text:style-name="P8"><text:s/>0xffffffab(�)</text:p>
        </text:list-item>
        <text:list-item>
          <text:p text:style-name="P8"><text:s text:c="2"/>0xffffff9b(�)</text:p>
        </text:list-item>
        <text:list-item>
          <text:p text:style-name="P8"><text:s text:c="2"/>0x71(q) </text:p>
        </text:list-item>
        <text:list-item>
          <text:p text:style-name="P8"><text:s/>0xffffff87(�)</text:p>
        </text:list-item>
        <text:list-item>
          <text:p text:style-name="P8"><text:s text:c="2"/>0x19(#)</text:p>
        </text:list-item>
        <text:list-item>
          <text:p text:style-name="P8"><text:s text:c="2"/>0x61(a) </text:p>
        </text:list-item>
        <text:list-item>
          <text:p text:style-name="P8"><text:s/>0x01(#) </text:p>
        </text:list-item>
        <text:list-item>
          <text:p text:style-name="P10"><text:span text:style-name="T7"><text:s/></text:span><text:span text:style-name="T9">0x51(Q)</text:span><text:span text:style-name="T7"> </text:span><text:s/></text:p>
        </text:list-item>
        <text:list-item>
          <text:p text:style-name="P8">0x61(a) </text:p>
        </text:list-item>
        <text:list-item>
          <text:p text:style-name="P8"><text:s/>0x0b( <text:s text:c="9"/>)</text:p>
        </text:list-item>
        <text:list-item>
          <text:p text:style-name="P8"><text:s text:c="2"/>0x42(B) </text:p>
        </text:list-item>
        <text:list-item>
          <text:p text:style-name="P8"><text:s/>0x4c(L)</text:p>
        </text:list-item>
        <text:list-item>
          <text:p text:style-name="P8"><text:s text:c="2"/>0x45(E)</text:p>
        </text:list-item>
        <text:list-item>
          <text:p text:style-name="P8"><text:s text:c="2"/>0x5f(_)</text:p>
        </text:list-item>
        <text:list-item>
          <text:p text:style-name="P8"><text:s text:c="2"/>0x53(S)</text:p>
        </text:list-item>
        <text:list-item>
          <text:p text:style-name="P8"><text:s text:c="2"/>0x65(e)</text:p>
        </text:list-item>
        <text:list-item>
          <text:p text:style-name="P8"><text:s text:c="2"/>0x72(r) </text:p>
        </text:list-item>
        <text:list-item>
          <text:p text:style-name="P8"><text:s/>0x76(v) </text:p>
        </text:list-item>
        <text:list-item>
          <text:p text:style-name="P8"><text:s/>0x65(e) </text:p>
        </text:list-item>
        <text:list-item>
          <text:p text:style-name="P8"><text:s/>0x72(r)</text:p>
        </text:list-item>
        <text:list-item>
          <text:p text:style-name="P8"><text:s text:c="2"/>0x32(2) <text:s/></text:p>
        </text:list-item>
        <text:list-item>
          <text:p text:style-name="P8">0x61(a)</text:p>
        </text:list-item>
        <text:list-item>
          <text:p text:style-name="P8"><text:s text:c="2"/>0x3c(&lt;)</text:p>
        </text:list-item>
        <text:list-item>
          <text:p text:style-name="P8"><text:s text:c="2"/>0xffffffe1(�)</text:p>
        </text:list-item>
        <text:list-item>
          <text:p text:style-name="P8"><text:s text:c="2"/>0xfffffffe(�) <text:s/></text:p>
        </text:list-item>
        <text:list-item>
          <text:p text:style-name="P8">0xffffffd6(�)</text:p>
        </text:list-item>
        <text:list-item>
          <text:p text:style-name="P8"><text:s text:c="2"/>0xffffffc0(�) <text:s/></text:p>
        </text:list-item>
        <text:list-item>
          <text:p text:style-name="P8">0x00() <text:s/></text:p>
        </text:list-item>
        <text:list-item>
          <text:p text:style-name="P8">0x00() </text:p>
        </text:list-item>
        <text:list-item>
          <text:p text:style-name="P8"><text:s/>0x00() </text:p>
        </text:list-item>
        <text:list-item>
          <text:p text:style-name="P8"><text:s/>0x00()</text:p>
        </text:list-item>
        <text:list-item>
          <text:p text:style-name="P8"><text:s text:c="2"/>0x00()</text:p>
        </text:list-item>
        <text:list-item>
          <text:p text:style-name="P8"><text:s text:c="2"/>0x00() <text:s/></text:p>
        </text:list-item>
      </text:list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3"><text:soft-page-break/>recievePacketNotify<text:span text:style-name="T10">() -----&gt; from noniotivity side(modified from IP to ble)</text:span></text:p>
      <text:p text:style-name="P13"/>
      <text:p text:style-name="P13"/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1T14:39:53.969191504</meta:creation-date>
    <dc:date>2017-06-28T17:19:17.818745549</dc:date>
    <meta:editing-duration>PT8H47M52S</meta:editing-duration>
    <meta:editing-cycles>6</meta:editing-cycles>
    <meta:generator>LibreOffice/5.1.6.2$Linux_X86_64 LibreOffice_project/10m0$Build-2</meta:generator>
    <meta:document-statistic meta:table-count="0" meta:image-count="0" meta:object-count="0" meta:page-count="4" meta:paragraph-count="108" meta:word-count="281" meta:character-count="2593" meta:non-whitespace-character-count="2316"/>
  </office:meta>
</office:document-meta>
</file>